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29000001B4A645D9648662FBF0.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000000002B9000001DFBA0C039E11A7CF53.png" manifest:media-type="image/png"/>
  <manifest:file-entry manifest:full-path="Pictures/10000000000001A50000017889A867E364F76244.png" manifest:media-type="image/png"/>
  <manifest:file-entry manifest:full-path="Pictures/1000020000000020000000206284DE9C05FFED8F.png" manifest:media-type="image/png"/>
  <manifest:file-entry manifest:full-path="Pictures/100000000000017C000001B32BEBF4DBE390E5A9.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204000002095A70EB741B0CDD50.png" manifest:media-type="image/png"/>
  <manifest:file-entry manifest:full-path="Pictures/100000000000013D0000005453C12D9EF3E28EF3.png" manifest:media-type="image/png"/>
  <manifest:file-entry manifest:full-path="Pictures/10000000000000E400000047DAF801BB021724C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20000000030000000306F43286E97B59990.png" manifest:media-type="image/png"/>
  <manifest:file-entry manifest:full-path="Pictures/100000000000020B00000205C65A52DDB7F87815.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a4417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Caption">
      <style:text-properties officeooo:paragraph-rsid="00583194"/>
    </style:style>
    <style:style style:name="P18" style:family="paragraph" style:parent-style-name="Subtitle">
      <style:text-properties officeooo:rsid="0050c2e8"/>
    </style:style>
    <style:style style:name="P19" style:family="paragraph" style:parent-style-name="Table_20_Contents">
      <style:text-properties officeooo:rsid="0050c2e8"/>
    </style:style>
    <style:style style:name="P20" style:family="paragraph" style:parent-style-name="Table_20_Contents">
      <style:text-properties officeooo:rsid="0050c2e8" officeooo:paragraph-rsid="00adae6a"/>
    </style:style>
    <style:style style:name="P21" style:family="paragraph" style:parent-style-name="Table_20_Contents">
      <style:text-properties officeooo:paragraph-rsid="00648d24"/>
    </style:style>
    <style:style style:name="P22" style:family="paragraph" style:parent-style-name="Table_20_Contents">
      <style:text-properties officeooo:paragraph-rsid="0066871a"/>
    </style:style>
    <style:style style:name="P23" style:family="paragraph" style:parent-style-name="Table_20_Contents">
      <style:text-properties style:font-name="Liberation Sans" fo:font-size="10.5pt" officeooo:rsid="00b157cb" officeooo:paragraph-rsid="00b157cb" style:font-size-asian="10.5pt"/>
    </style:style>
    <style:style style:name="P24" style:family="paragraph" style:parent-style-name="Table_20_Contents">
      <style:text-properties officeooo:paragraph-rsid="00bad772"/>
    </style:style>
    <style:style style:name="P25" style:family="paragraph" style:parent-style-name="Code">
      <style:paragraph-properties fo:margin-left="1.251cm" fo:margin-right="0cm" fo:text-indent="0cm" style:auto-text-indent="false"/>
      <style:text-properties officeooo:paragraph-rsid="0064fa52"/>
    </style:style>
    <style:style style:name="P26" style:family="paragraph" style:parent-style-name="Caption" style:master-page-name="">
      <style:paragraph-properties fo:margin-left="1.251cm" fo:margin-right="0cm" fo:text-indent="0cm" style:auto-text-indent="false" style:page-number="auto" fo:keep-with-next="always"/>
    </style:style>
    <style:style style:name="P2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28" style:family="paragraph" style:parent-style-name="Caption">
      <style:paragraph-properties fo:margin-left="1.251cm" fo:margin-right="0cm" fo:text-indent="0cm" style:auto-text-indent="false" fo:keep-with-next="always"/>
    </style:style>
    <style:style style:name="P29" style:family="paragraph" style:parent-style-name="Caption">
      <style:paragraph-properties fo:margin-left="1.251cm" fo:margin-right="0cm" fo:text-indent="0cm" style:auto-text-indent="false" fo:keep-with-next="always"/>
      <style:text-properties officeooo:paragraph-rsid="00892994"/>
    </style:style>
    <style:style style:name="P30" style:family="paragraph" style:parent-style-name="Standard">
      <style:text-properties officeooo:paragraph-rsid="0066871a"/>
    </style:style>
    <style:style style:name="P31" style:family="paragraph" style:parent-style-name="Code">
      <style:text-properties officeooo:paragraph-rsid="0064fa52"/>
    </style:style>
    <style:style style:name="P32" style:family="paragraph" style:parent-style-name="Code">
      <style:text-properties officeooo:paragraph-rsid="0079cbdb"/>
    </style:style>
    <style:style style:name="P33" style:family="paragraph" style:parent-style-name="Code">
      <style:text-properties officeooo:paragraph-rsid="0096087d"/>
    </style:style>
    <style:style style:name="P34" style:family="paragraph" style:parent-style-name="Code">
      <style:text-properties officeooo:paragraph-rsid="00945e45"/>
    </style:style>
    <style:style style:name="P35" style:family="paragraph" style:parent-style-name="Code">
      <style:text-properties officeooo:paragraph-rsid="007ee5b0"/>
    </style:style>
    <style:style style:name="P36" style:family="paragraph" style:parent-style-name="Table_20_Heading">
      <style:text-properties officeooo:paragraph-rsid="0066871a"/>
    </style:style>
    <style:style style:name="P37" style:family="paragraph" style:parent-style-name="Text_20_Note">
      <style:text-properties officeooo:paragraph-rsid="00729da1"/>
    </style:style>
    <style:style style:name="P38" style:family="paragraph" style:parent-style-name="Caption">
      <style:paragraph-properties fo:keep-with-next="always"/>
    </style:style>
    <style:style style:name="P39" style:family="paragraph" style:parent-style-name="Caption">
      <style:paragraph-properties fo:keep-with-next="always"/>
      <style:text-properties officeooo:paragraph-rsid="007ee5b0"/>
    </style:style>
    <style:style style:name="P40" style:family="paragraph" style:parent-style-name="Text_20_body">
      <style:paragraph-properties fo:keep-with-next="always"/>
      <style:text-properties officeooo:rsid="00b2e64a" officeooo:paragraph-rsid="00b2e64a"/>
    </style:style>
    <style:style style:name="P41" style:family="paragraph" style:parent-style-name="Text_20_body">
      <style:paragraph-properties fo:keep-with-next="always"/>
      <style:text-properties officeooo:paragraph-rsid="00b4386f"/>
    </style:style>
    <style:style style:name="P42" style:family="paragraph" style:parent-style-name="Text_20_Body_20_List_20_Intro">
      <style:text-properties officeooo:paragraph-rsid="0086548e"/>
    </style:style>
    <style:style style:name="P43" style:family="paragraph" style:parent-style-name="Text_20_body">
      <style:paragraph-properties fo:margin-left="1.27cm" fo:margin-right="0cm" fo:text-indent="0cm" style:auto-text-indent="false"/>
    </style:style>
    <style:style style:name="P44" style:family="paragraph" style:parent-style-name="Code">
      <style:paragraph-properties fo:margin-left="1.27cm" fo:margin-right="0cm" fo:text-indent="0cm" style:auto-text-indent="false"/>
    </style:style>
    <style:style style:name="P45" style:family="paragraph" style:parent-style-name="Figure">
      <style:text-properties officeooo:paragraph-rsid="008f373d"/>
    </style:style>
    <style:style style:name="P46" style:family="paragraph" style:parent-style-name="Figure">
      <style:text-properties officeooo:paragraph-rsid="00a467ea"/>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Text_20_body_20_indent" style:master-page-name="">
      <style:paragraph-properties fo:margin-top="0cm" fo:margin-bottom="0.199cm" loext:contextual-spacing="false" fo:orphans="0" fo:widows="0" style:page-number="auto"/>
    </style:style>
    <style:style style:name="P51" style:family="paragraph" style:parent-style-name="Caption">
      <style:paragraph-properties fo:keep-with-next="auto"/>
    </style:style>
    <style:style style:name="P52" style:family="paragraph" style:parent-style-name="Code">
      <style:paragraph-properties fo:keep-with-next="auto"/>
      <style:text-properties officeooo:paragraph-rsid="007ee5b0"/>
    </style:style>
    <style:style style:name="P53" style:family="paragraph" style:parent-style-name="Text_20_Note">
      <style:paragraph-properties fo:margin-left="1cm" fo:margin-right="0.801cm" fo:text-indent="0cm" style:auto-text-indent="false"/>
      <style:text-properties officeooo:rsid="00840e82" officeooo:paragraph-rsid="00c58d00"/>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master-page-name="Front_20_Matter">
      <style:paragraph-properties style:page-number="auto"/>
      <style:text-properties fo:language="en" fo:country="US"/>
    </style:style>
    <style:style style:name="P56" style:family="paragraph" style:parent-style-name="Heading_20_1" style:master-page-name="Standard">
      <style:paragraph-properties style:page-number="auto"/>
    </style:style>
    <style:style style:name="P57" style:family="paragraph" style:parent-style-name="Heading_20_2">
      <style:text-properties officeooo:paragraph-rsid="0066871a"/>
    </style:style>
    <style:style style:name="P58" style:family="paragraph" style:parent-style-name="Heading_20_2" style:master-page-name="">
      <style:paragraph-properties style:page-number="auto" fo:keep-with-next="always"/>
    </style:style>
    <style:style style:name="P59" style:family="paragraph" style:parent-style-name="Heading_20_3">
      <style:text-properties fo:language="en" fo:country="US"/>
    </style:style>
    <style:style style:name="P60" style:family="paragraph" style:parent-style-name="Heading_20_Caution">
      <style:text-properties fo:color="#ffff00" style:font-name="Liberation Sans3" fo:font-size="13pt" fo:font-weight="bold" officeooo:rsid="00c675ba" officeooo:paragraph-rsid="00c675ba" style:font-size-asian="10.5pt" style:font-weight-asian="normal" style:font-weight-complex="normal"/>
    </style:style>
    <style:style style:name="P61" style:family="paragraph" style:parent-style-name="Heading_20_Note">
      <style:text-properties officeooo:rsid="00840e82" officeooo:paragraph-rsid="00c58d00"/>
    </style:style>
    <style:style style:name="P62" style:family="paragraph" style:parent-style-name="Heading_20_Tip">
      <style:text-properties officeooo:rsid="00729da1" officeooo:paragraph-rsid="00729da1"/>
    </style:style>
    <style:style style:name="P63" style:family="paragraph" style:parent-style-name="Numbering_20_1">
      <style:text-properties officeooo:paragraph-rsid="005fcbea"/>
    </style:style>
    <style:style style:name="P64" style:family="paragraph" style:parent-style-name="Numbering_20_1" style:list-style-name="Numbering_20_1"/>
    <style:style style:name="P65" style:family="paragraph" style:parent-style-name="Numbering_20_1" style:list-style-name="Numbering_20_1">
      <style:text-properties officeooo:paragraph-rsid="006c3ccf"/>
    </style:style>
    <style:style style:name="P66" style:family="paragraph" style:parent-style-name="Numbering_20_1" style:list-style-name="Numbering_20_1">
      <style:text-properties officeooo:paragraph-rsid="0090bf04"/>
    </style:style>
    <style:style style:name="P67" style:family="paragraph" style:parent-style-name="Numbering_20_1" style:list-style-name="Numbering_20_1">
      <style:text-properties officeooo:paragraph-rsid="007948ee"/>
    </style:style>
    <style:style style:name="P68" style:family="paragraph" style:parent-style-name="Numbering_20_1" style:list-style-name="Numbering_20_1">
      <style:text-properties officeooo:paragraph-rsid="00b2e64a"/>
    </style:style>
    <style:style style:name="P69" style:family="paragraph" style:parent-style-name="Numbering_20_1">
      <style:text-properties officeooo:paragraph-rsid="006c3ccf"/>
    </style:style>
    <style:style style:name="P70" style:family="paragraph" style:parent-style-name="Numbering_20_1" style:list-style-name="">
      <style:text-properties officeooo:paragraph-rsid="006c3ccf"/>
    </style:style>
    <style:style style:name="P71" style:family="paragraph" style:parent-style-name="Numbering_20_1" style:list-style-name="">
      <style:text-properties officeooo:paragraph-rsid="007024e1"/>
    </style:style>
    <style:style style:name="P72" style:family="paragraph" style:parent-style-name="Numbering_20_1">
      <style:text-properties officeooo:paragraph-rsid="007024e1"/>
    </style:style>
    <style:style style:name="P73" style:family="paragraph" style:parent-style-name="Numbering_20_1">
      <style:text-properties officeooo:paragraph-rsid="00c58d00"/>
    </style:style>
    <style:style style:name="P74" style:family="paragraph" style:parent-style-name="Numbering_20_1">
      <style:text-properties officeooo:paragraph-rsid="00729da1"/>
    </style:style>
    <style:style style:name="P75" style:family="paragraph" style:parent-style-name="Numbering_20_1" style:list-style-name="Numbering_20_1">
      <style:text-properties officeooo:rsid="00b2e64a" officeooo:paragraph-rsid="00b2e64a"/>
    </style:style>
    <style:style style:name="P76" style:family="paragraph" style:parent-style-name="Numbering_20_1" style:list-style-name="Numbering_20_1">
      <style:text-properties style:font-name="Liberation Sans" fo:font-size="11pt" officeooo:rsid="00b4386f" officeooo:paragraph-rsid="00b5964a" style:font-size-asian="10.5pt"/>
    </style:style>
    <style:style style:name="P77" style:family="paragraph" style:parent-style-name="Numbering_20_1" style:list-style-name="Numbering_20_1">
      <style:text-properties style:font-name="Liberation Sans" fo:font-size="11pt" officeooo:rsid="00b5964a" officeooo:paragraph-rsid="00b5964a" style:font-size-asian="10.5pt"/>
    </style:style>
    <style:style style:name="P78" style:family="paragraph" style:parent-style-name="Numbering_20_1">
      <style:text-properties officeooo:paragraph-rsid="00b5964a"/>
    </style:style>
    <style:style style:name="P79" style:family="paragraph" style:parent-style-name="Text_20_Note" style:list-style-name="L1"/>
    <style:style style:name="P80" style:family="paragraph" style:parent-style-name="Text_20_Note" style:list-style-name="L1">
      <style:paragraph-properties fo:margin-top="0cm" fo:margin-bottom="0.199cm" loext:contextual-spacing="false" fo:orphans="0" fo:widows="0"/>
    </style:style>
    <style:style style:name="P81" style:family="paragraph" style:parent-style-name="Text_20_Note" style:list-style-name="L1">
      <style:paragraph-properties fo:margin-top="0cm" fo:margin-bottom="0.199cm" loext:contextual-spacing="false" fo:orphans="0" fo:widows="0"/>
      <style:text-properties officeooo:rsid="006de281" officeooo:paragraph-rsid="006de281"/>
    </style:style>
    <style:style style:name="P82" style:family="paragraph" style:parent-style-name="Text_20_body" style:list-style-name="L2">
      <style:text-properties officeooo:paragraph-rsid="0086548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7024e1"/>
    </style:style>
    <style:style style:name="T7" style:family="text">
      <style:text-properties fo:language="en" fo:country="US" officeooo:rsid="0090bf04"/>
    </style:style>
    <style:style style:name="T8" style:family="text">
      <style:text-properties style:font-name="Times New Roman"/>
    </style:style>
    <style:style style:name="T9" style:family="text">
      <style:text-properties officeooo:rsid="0050c2e8"/>
    </style:style>
    <style:style style:name="T10" style:family="text">
      <style:text-properties officeooo:rsid="0051006e"/>
    </style:style>
    <style:style style:name="T11" style:family="text">
      <style:text-properties style:font-name="Liberation Sans" fo:font-size="11pt" fo:language="en" fo:country="US" fo:font-weight="normal"/>
    </style:style>
    <style:style style:name="T12" style:family="text">
      <style:text-properties style:font-name="Liberation Sans" fo:font-size="11pt" style:font-size-asian="10.5pt"/>
    </style:style>
    <style:style style:name="T13" style:family="text">
      <style:text-properties style:font-name="Liberation Sans" fo:font-size="11pt" officeooo:rsid="005a31c4" style:font-size-asian="10.5pt"/>
    </style:style>
    <style:style style:name="T14" style:family="text">
      <style:text-properties style:font-name="Liberation Sans" fo:font-size="11pt" officeooo:rsid="0074c6a8" style:font-size-asian="10.5pt"/>
    </style:style>
    <style:style style:name="T15" style:family="text">
      <style:text-properties style:font-name="Liberation Sans" fo:font-size="11pt" officeooo:rsid="0090bf04" style:font-size-asian="10.5pt"/>
    </style:style>
    <style:style style:name="T16" style:family="text">
      <style:text-properties style:font-name="Liberation Sans" fo:font-size="11pt" officeooo:rsid="006949a5" style:font-size-asian="10.5pt"/>
    </style:style>
    <style:style style:name="T17" style:family="text">
      <style:text-properties style:font-name="Liberation Sans" fo:font-size="11pt" officeooo:rsid="009a61aa" style:font-size-asian="10.5pt"/>
    </style:style>
    <style:style style:name="T18" style:family="text">
      <style:text-properties style:font-name="Liberation Sans" fo:font-size="11pt" officeooo:rsid="00a467ea" style:font-size-asian="10.5pt"/>
    </style:style>
    <style:style style:name="T19" style:family="text">
      <style:text-properties style:font-name="Liberation Sans" fo:font-size="11pt" officeooo:rsid="00a46e77" style:font-size-asian="10.5pt"/>
    </style:style>
    <style:style style:name="T20" style:family="text">
      <style:text-properties style:font-name="Liberation Sans" fo:font-size="11pt" officeooo:rsid="00ade105" style:font-size-asian="10.5pt"/>
    </style:style>
    <style:style style:name="T21" style:family="text">
      <style:text-properties style:font-name="Liberation Sans" fo:font-size="11pt" officeooo:rsid="00b2e64a" style:font-size-asian="10.5pt"/>
    </style:style>
    <style:style style:name="T22" style:family="text">
      <style:text-properties style:font-name="Liberation Sans" fo:font-size="11pt" officeooo:rsid="00b4386f" style:font-size-asian="10.5pt"/>
    </style:style>
    <style:style style:name="T23" style:family="text">
      <style:text-properties style:font-name="Liberation Sans" fo:font-size="11pt" officeooo:rsid="00b5964a" style:font-size-asian="10.5pt"/>
    </style:style>
    <style:style style:name="T24" style:family="text">
      <style:text-properties officeooo:rsid="005a31c4"/>
    </style:style>
    <style:style style:name="T25" style:family="text">
      <style:text-properties officeooo:rsid="006194b1"/>
    </style:style>
    <style:style style:name="T26"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27"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8"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9" style:family="text">
      <style:text-properties officeooo:rsid="006949a5"/>
    </style:style>
    <style:style style:name="T30" style:family="text">
      <style:text-properties officeooo:rsid="006c3ccf"/>
    </style:style>
    <style:style style:name="T31" style:family="text">
      <style:text-properties officeooo:rsid="006de281"/>
    </style:style>
    <style:style style:name="T32" style:family="text">
      <style:text-properties officeooo:rsid="006ea571"/>
    </style:style>
    <style:style style:name="T33" style:family="text">
      <style:text-properties officeooo:rsid="007024e1"/>
    </style:style>
    <style:style style:name="T34" style:family="text">
      <style:text-properties officeooo:rsid="0070f3e0"/>
    </style:style>
    <style:style style:name="T35" style:family="text">
      <style:text-properties officeooo:rsid="00729da1"/>
    </style:style>
    <style:style style:name="T36" style:family="text">
      <style:text-properties officeooo:rsid="0072b0c3"/>
    </style:style>
    <style:style style:name="T37" style:family="text">
      <style:text-properties fo:font-size="11pt"/>
    </style:style>
    <style:style style:name="T38" style:family="text">
      <style:text-properties officeooo:rsid="0074c6a8"/>
    </style:style>
    <style:style style:name="T39" style:family="text">
      <style:text-properties officeooo:rsid="00780b91"/>
    </style:style>
    <style:style style:name="T40" style:family="text">
      <style:text-properties officeooo:rsid="007948ee"/>
    </style:style>
    <style:style style:name="T41" style:family="text">
      <style:text-properties officeooo:rsid="0079cbdb"/>
    </style:style>
    <style:style style:name="T42" style:family="text">
      <style:text-properties officeooo:rsid="007ca383"/>
    </style:style>
    <style:style style:name="T43" style:family="text">
      <style:text-properties fo:language="en" fo:country="GB" style:language-asian="en" style:country-asian="US" style:language-complex="ar" style:country-complex="SA"/>
    </style:style>
    <style:style style:name="T44" style:family="text">
      <style:text-properties officeooo:rsid="007e1043"/>
    </style:style>
    <style:style style:name="T45" style:family="text">
      <style:text-properties officeooo:rsid="007ee5b0"/>
    </style:style>
    <style:style style:name="T46" style:family="text">
      <style:text-properties officeooo:rsid="00840e82"/>
    </style:style>
    <style:style style:name="T47" style:family="text">
      <style:text-properties officeooo:rsid="0085b736"/>
    </style:style>
    <style:style style:name="T48" style:family="text">
      <style:text-properties officeooo:rsid="0086548e"/>
    </style:style>
    <style:style style:name="T49" style:family="text">
      <style:text-properties officeooo:rsid="0086d384"/>
    </style:style>
    <style:style style:name="T50" style:family="text">
      <style:text-properties officeooo:rsid="008811ff"/>
    </style:style>
    <style:style style:name="T51" style:family="text">
      <style:text-properties officeooo:rsid="00892994"/>
    </style:style>
    <style:style style:name="T52" style:family="text">
      <style:text-properties officeooo:rsid="008a51f1"/>
    </style:style>
    <style:style style:name="T53" style:family="text">
      <style:text-properties officeooo:rsid="008b6967"/>
    </style:style>
    <style:style style:name="T54" style:family="text">
      <style:text-properties officeooo:rsid="008f1898"/>
    </style:style>
    <style:style style:name="T55" style:family="text">
      <style:text-properties officeooo:rsid="008f373d"/>
    </style:style>
    <style:style style:name="T56" style:family="text">
      <style:text-properties officeooo:rsid="0090bf04"/>
    </style:style>
    <style:style style:name="T57" style:family="text">
      <style:text-properties officeooo:rsid="0092901f"/>
    </style:style>
    <style:style style:name="T58" style:family="text">
      <style:text-properties officeooo:rsid="009442c8"/>
    </style:style>
    <style:style style:name="T59" style:family="text">
      <style:text-properties officeooo:rsid="00945e45"/>
    </style:style>
    <style:style style:name="T60" style:family="text">
      <style:text-properties officeooo:rsid="0094e1a9"/>
    </style:style>
    <style:style style:name="T61" style:family="text">
      <style:text-properties officeooo:rsid="0096087d"/>
    </style:style>
    <style:style style:name="T62" style:family="text">
      <style:text-properties officeooo:rsid="00969578"/>
    </style:style>
    <style:style style:name="T63" style:family="text">
      <style:text-properties officeooo:rsid="0097e257"/>
    </style:style>
    <style:style style:name="T64" style:family="text">
      <style:text-properties officeooo:rsid="009a61aa"/>
    </style:style>
    <style:style style:name="T65" style:family="text">
      <style:text-properties officeooo:rsid="009f7281"/>
    </style:style>
    <style:style style:name="T66" style:family="text">
      <style:text-properties officeooo:rsid="00a467ea"/>
    </style:style>
    <style:style style:name="T67" style:family="text">
      <style:text-properties officeooo:rsid="00ade105"/>
    </style:style>
    <style:style style:name="T68" style:family="text">
      <style:text-properties officeooo:rsid="00b2e64a"/>
    </style:style>
    <style:style style:name="T69" style:family="text">
      <style:text-properties style:font-name="Liberation Sans3" fo:font-size="11pt" fo:font-weight="bold" officeooo:rsid="00b2e64a" style:font-size-asian="10.5pt" style:font-weight-asian="bold" style:font-weight-complex="bold"/>
    </style:style>
    <style:style style:name="T70" style:family="text">
      <style:text-properties style:font-name="Liberation Sans3" fo:font-size="11pt" fo:font-weight="bold" officeooo:rsid="00b4386f" style:font-size-asian="10.5pt" style:font-weight-asian="bold" style:font-weight-complex="bold"/>
    </style:style>
    <style:style style:name="T71" style:family="text">
      <style:text-properties officeooo:rsid="00b4386f"/>
    </style:style>
    <style:style style:name="T72" style:family="text">
      <style:text-properties officeooo:rsid="00b5964a"/>
    </style:style>
    <style:style style:name="T73" style:family="text">
      <style:text-properties text:display="none"/>
    </style:style>
    <style:style style:name="T74" style:family="text">
      <style:text-properties officeooo:rsid="00bad772"/>
    </style:style>
    <style:style style:name="T75" style:family="text">
      <style:text-properties officeooo:rsid="00bef04d"/>
    </style:style>
    <style:style style:name="T76"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54"><draw:frame draw:style-name="fr16" draw:name="Image1" text:anchor-type="as-char" svg:width="8.467cm" svg:height="1.778cm" draw:z-index="3"><draw:image xlink:href="Pictures/10000201000003E8000000D2A7FE72F00FFCF111.png" xlink:type="simple" xlink:show="embed" xlink:actuate="onLoad" loext:mime-type="image/png"/></draw:frame></text:p>
      <text:p text:style-name="P8">Průvodce programem Calc</text:p>
      <text:p text:style-name="Title">Kapitola 12<text:line-break/>Makra</text:p>
      <text:p text:style-name="P18">Automatizace opakujících se úkolů</text:p>
      <text:section text:style-name="Sect1" text:name="CG6412S1" text:condition="ooow:book eq 1" text:display="condition">
        <text:h text:style-name="P55"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text:span> <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Steve Fanning</text:p>
            </table:table-cell>
            <table:table-cell office:value-type="string">
              <text:p text:style-name="P23">Leo Moons</text:p>
            </table:table-cell>
            <table:table-cell office:value-type="string">
              <text:p text:style-name="Table_20_Contents"/>
            </table:table-cell>
          </table:table-row>
        </table:table>
        <text:h text:style-name="P5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0">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5520583" text:style-name="Heading_20_Caution">
          <text:list-item>
            <text:p text:style-name="P6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28.058999986" text:fixed="true">červen</text:date><text:s/><text:date style:data-style-name="N107" text:date-value="2020-06-16T19:35:31.989000295" text:fixed="true">2020</text:date>. Kniha je určena pro LibreOffice <text:user-defined style:data-style-name="N0" text:name="LibreOffive Version">6.4</text:user-defined>.</text:p>
        <text:h text:style-name="P57"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36">Windows nebo Linux</text:p>
            </table:table-cell>
            <table:table-cell table:style-name="Table13.A1" office:value-type="string">
              <text:p text:style-name="P36">Ekvivalent pro macOS</text:p>
            </table:table-cell>
            <table:table-cell table:style-name="Table13.A1" office:value-type="string">
              <text:p text:style-name="P36">Akce</text:p>
            </table:table-cell>
          </table:table-row>
          <table:table-row table:style-name="Table13.1">
            <table:table-cell table:style-name="Table13.A2" office:value-type="string">
              <text:p text:style-name="P22"><text:span text:style-name="Strong_20_Emphasis">Nástroje &gt; Možnosti</text:span> výběr v nabídce</text:p>
            </table:table-cell>
            <table:table-cell table:style-name="Table13.A2" office:value-type="string">
              <text:p text:style-name="P22"><text:span text:style-name="Strong_20_Emphasis">LibreOffice &gt; Předvolby</text:span></text:p>
            </table:table-cell>
            <table:table-cell table:style-name="Table13.A2" office:value-type="string">
              <text:p text:style-name="P22">Otevřou se možnosti nastavení</text:p>
            </table:table-cell>
          </table:table-row>
          <table:table-row table:style-name="Table13.1">
            <table:table-cell table:style-name="Table13.A2" office:value-type="string">
              <text:p text:style-name="P22">Klepnutí pravým tlačítkem</text:p>
            </table:table-cell>
            <table:table-cell table:style-name="Table13.A2" office:value-type="string">
              <text:p text:style-name="P22">Ctrl + klepnutí a/nebo klepnutí pravým tlačítkem v závislosti na operačním systému počítače</text:p>
            </table:table-cell>
            <table:table-cell table:style-name="Table13.A2" office:value-type="string">
              <text:p text:style-name="P22">Otevře se místní nabídka</text:p>
            </table:table-cell>
          </table:table-row>
          <table:table-row table:style-name="Table13.1">
            <table:table-cell table:style-name="Table13.A2" office:value-type="string">
              <text:p text:style-name="P22"><text:span text:style-name="Keystroke">Ctrl (Control)</text:span></text:p>
            </table:table-cell>
            <table:table-cell table:style-name="Table13.A2" office:value-type="string">
              <text:p text:style-name="P22"><text:span text:style-name="Keystroke">⌘ (Command)</text:span></text:p>
            </table:table-cell>
            <table:table-cell table:style-name="Table13.A2" office:value-type="string">
              <text:p text:style-name="P22">Používá se také s dalšími klávesami</text:p>
            </table:table-cell>
          </table:table-row>
          <table:table-row table:style-name="Table13.1">
            <table:table-cell table:style-name="Table13.A2" office:value-type="string">
              <text:p text:style-name="P24"><text:span text:style-name="Keystroke">Ctrl + Q</text:span></text:p>
            </table:table-cell>
            <table:table-cell table:style-name="Table13.A2" office:value-type="string">
              <text:p text:style-name="P22"><text:span text:style-name="Keystroke">⌘</text:span> + <text:span text:style-name="Keystroke">Q</text:span></text:p>
            </table:table-cell>
            <table:table-cell table:style-name="Table13.A2" office:value-type="string">
              <text:p text:style-name="P22">Ukončí LibreOffice</text:p>
            </table:table-cell>
          </table:table-row>
          <table:table-row table:style-name="Table13.1">
            <table:table-cell table:style-name="Table13.A2" office:value-type="string">
              <text:p text:style-name="P22"><text:span text:style-name="Keystroke">F11</text:span></text:p>
            </table:table-cell>
            <table:table-cell table:style-name="Table13.A2" office:value-type="string">
              <text:p text:style-name="P22"><text:span text:style-name="Keystroke">⌘</text:span> + <text:span text:style-name="Keystroke">T</text:span></text:p>
            </table:table-cell>
            <table:table-cell table:style-name="Table13.A2" office:value-type="string">
              <text:p text:style-name="P22">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8"><text:a xlink:type="simple" xlink:href="#__RefHeading___Toc1847_1473846649" text:style-name="Index_20_Link" text:visited-style-name="Index_20_Link">Pro toto vydání<text:tab/>2</text:a></text:p>
            <text:p text:style-name="P48"><text:a xlink:type="simple" xlink:href="#__RefHeading___Toc28529_3211575895" text:style-name="Index_20_Link" text:visited-style-name="Index_20_Link">Pro předchozí vydání<text:tab/>2</text:a></text:p>
            <text:p text:style-name="P47"><text:a xlink:type="simple" xlink:href="#__RefHeading___Toc4648_402817234" text:style-name="Index_20_Link" text:visited-style-name="Index_20_Link">Zpětná vazba<text:tab/>2</text:a></text:p>
            <text:p text:style-name="P47"><text:a xlink:type="simple" xlink:href="#__RefHeading__5644_1566568644" text:style-name="Index_20_Link" text:visited-style-name="Index_20_Link">Datum vydání a verze programu<text:tab/>2</text:a></text:p>
            <text:p text:style-name="P47"><text:a xlink:type="simple" xlink:href="#__RefHeading___Toc6229_1034922042" text:style-name="Index_20_Link" text:visited-style-name="Index_20_Link">Používání LibreOffice na systému macOS<text:tab/>2</text:a></text:p>
            <text:p text:style-name="P49"><text:a xlink:type="simple" xlink:href="#__RefHeading___Toc1199_1217081099" text:style-name="Index_20_Link" text:visited-style-name="Index_20_Link">Úvod<text:tab/>4</text:a></text:p>
            <text:p text:style-name="P49"><text:a xlink:type="simple" xlink:href="#__RefHeading__4313_1029468959" text:style-name="Index_20_Link" text:visited-style-name="Index_20_Link">Používání záznamu maker<text:tab/>4</text:a></text:p>
            <text:p text:style-name="P49"><text:a xlink:type="simple" xlink:href="#__RefHeading__4315_1029468959" text:style-name="Index_20_Link" text:visited-style-name="Index_20_Link">Psaní vlastních funkcí<text:tab/>8</text:a></text:p>
            <text:p text:style-name="P47"><text:a xlink:type="simple" xlink:href="#__RefHeading___Toc2681_3270975141" text:style-name="Index_20_Link" text:visited-style-name="Index_20_Link">Vytvoření makra funkce<text:tab/>8</text:a></text:p>
            <text:p text:style-name="P47"><text:a xlink:type="simple" xlink:href="#__RefHeading__4317_1029468959" text:style-name="Index_20_Link" text:visited-style-name="Index_20_Link">Použití makra jako funkce<text:tab/>12</text:a></text:p>
            <text:p text:style-name="P47"><text:a xlink:type="simple" xlink:href="#__RefHeading___Toc2683_3270975141" text:style-name="Index_20_Link" text:visited-style-name="Index_20_Link">Upozornění na zabezpečení maker<text:tab/>12</text:a></text:p>
            <text:p text:style-name="P47"><text:a xlink:type="simple" xlink:href="#__RefHeading___Toc2685_3270975141" text:style-name="Index_20_Link" text:visited-style-name="Index_20_Link">Načtené/nenačtené knihovny<text:tab/>13</text:a></text:p>
            <text:p text:style-name="P47"><text:a xlink:type="simple" xlink:href="#__RefHeading__4319_1029468959" text:style-name="Index_20_Link" text:visited-style-name="Index_20_Link">Předávání argumentů makru<text:tab/>15</text:a></text:p>
            <text:p text:style-name="P47"><text:a xlink:type="simple" xlink:href="#__RefHeading__4321_1029468959" text:style-name="Index_20_Link" text:visited-style-name="Index_20_Link">Argumenty jsou předávány jako hodnoty<text:tab/>16</text:a></text:p>
            <text:p text:style-name="P47"><text:a xlink:type="simple" xlink:href="#__RefHeading__4323_1029468959" text:style-name="Index_20_Link" text:visited-style-name="Index_20_Link">Psaní maker, která fungují jako vestavěné funkce<text:tab/>16</text:a></text:p>
            <text:p text:style-name="P47"><text:a xlink:type="simple" xlink:href="#__RefHeading___Toc2625_2363148458" text:style-name="Index_20_Link" text:visited-style-name="Index_20_Link">Odstranění maker LibreOffice Basic<text:tab/>17</text:a></text:p>
            <text:p text:style-name="P49"><text:a xlink:type="simple" xlink:href="#__RefHeading__4325_1029468959" text:style-name="Index_20_Link" text:visited-style-name="Index_20_Link">Přímý přístup k buňkám<text:tab/>18</text:a></text:p>
            <text:p text:style-name="P49"><text:a xlink:type="simple" xlink:href="#__RefHeading__4327_1029468959" text:style-name="Index_20_Link" text:visited-style-name="Index_20_Link">Třídění<text:tab/>19</text:a></text:p>
            <text:p text:style-name="P49"><text:a xlink:type="simple" xlink:href="#__RefHeading___Toc2541_3861250547" text:style-name="Index_20_Link" text:visited-style-name="Index_20_Link">Přehled maker BeanShell, JavaScript a Python<text:tab/>20</text:a></text:p>
            <text:p text:style-name="P47"><text:a xlink:type="simple" xlink:href="#__RefHeading___Toc2543_3861250547" text:style-name="Index_20_Link" text:visited-style-name="Index_20_Link">Úvod<text:tab/>20</text:a></text:p>
            <text:p text:style-name="P47"><text:a xlink:type="simple" xlink:href="#__RefHeading___Toc2545_3861250547" text:style-name="Index_20_Link" text:visited-style-name="Index_20_Link">Makra BeanShell<text:tab/>21</text:a></text:p>
            <text:p text:style-name="P47"><text:a xlink:type="simple" xlink:href="#__RefHeading___Toc2547_3861250547" text:style-name="Index_20_Link" text:visited-style-name="Index_20_Link">Makra JavaScript<text:tab/>23</text:a></text:p>
            <text:p text:style-name="P47"><text:a xlink:type="simple" xlink:href="#__RefHeading___Toc2549_3861250547" text:style-name="Index_20_Link" text:visited-style-name="Index_20_Link">Makra Python<text:tab/>25</text:a></text:p>
            <text:p text:style-name="P49"><text:a xlink:type="simple" xlink:href="#__RefHeading__4329_1029468959" text:style-name="Index_20_Link" text:visited-style-name="Index_20_Link">Závěr<text:tab/>26</text:a></text:p>
          </text:index-body>
        </text:table-of-content>
        <text:p text:style-name="P30"/>
      </text:section>
      <text:h text:style-name="P56"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Některé příklady zahrnují skriptovací jazyky BeanShell, JavaScript a Python, ale podrobnější popis vlastností těchto jazyků je nad rámec této kapitoly.</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318968313" text:style-name="Numbering_20_1">
        <text:list-item text:start-value="1">
          <text:p text:style-name="Numbering_20_1">Použijeme <text:span text:style-name="Strong_20_Emphasis">Nástroje &gt; Možnosti &gt; LibreOffice &gt; Pokročilé</text:span> z hlavní nabídky a pro povolení záznamu makra vybereme možnost <text:span text:style-name="Strong_20_Emphasis">Povolit záznam maker</text:span>.</text:p>
        </text:list-item>
        <text:list-item>
          <text:p text:style-name="Numbering_20_1"><text:bookmark-start text:name="__RefNumPara__1888_1144930561"/>Použití <text:span text:style-name="Strong_20_Emphasis">Soubor &gt; Nový &gt; Sešit</text:span> z hlavní nabídky a vytvoříme nový sešit.<text:bookmark-end text:name="__RefNumPara__1888_1144930561"/></text:p>
        </text:list-item>
        <text:list-item>
          <text:p text:style-name="Numbering_20_1">Zadáme čísla uvedená na obrázku <text:sequence-ref text:reference-format="value" text:ref-name="refFigure0">1</text:sequence-ref><text:s/> do buněk A1:C3 prvního listu v novém sešitě.</text:p>
        </text:list-item>
      </text:list>
      <text:p text:style-name="Figure"><draw:frame draw:style-name="fr2" draw:name="Frame7" text:anchor-type="as-char" svg:width="7.705cm" draw:z-index="0"><draw:text-box fo:min-height="2.491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loext:mime-type="image/png"/></draw:frame>Obrázek <text:sequence text:ref-name="refFigure0" text:name="Figure" text:formula="ooow:Figure+1" style:num-format="1">1</text:sequence>: Zadáme čísla do buněk A1:C3</text:p></draw:text-box></draw:frame></text:p>
      <text:list xml:id="list143719296714388" text:continue-numbering="true" text:style-name="Numbering_20_1">
        <text:list-item>
          <text:p text:style-name="Numbering_20_1">Vybereme buňku A3, která obsahuje číslo 3, a použijeme <text:span text:style-name="Strong_20_Emphasis">Úpravy &gt; Kopírovat</text:span> z hlavní nabídky, čímž zkopírujeme hodnotu do schránky.</text:p>
        </text:list-item>
        <text:list-item>
          <text:p text:style-name="Numbering_20_1">Vybereme všechny buňky v oblasti A1:C3.</text:p>
        </text:list-item>
        <text:list-item>
          <text:p text:style-name="Numbering_20_1">Použijeme <text:span text:style-name="Strong_20_Emphasis">Nástroje &gt; Makra &gt; Zaznamenat makro</text:span> v hlavní nabídce a spustíme záznam makra.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2" draw:name="Frame8" text:anchor-type="as-char" svg:width="10.95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loext:mime-type="image/png"/></draw:frame>Obrázek <text:sequence text:ref-name="refFigure1" text:name="Figure" text:formula="ooow:Figure+1" style:num-format="1">2</text:sequence>: Dialogové okno Zaznamenat makro s tlačítkem Zastavit nahrávání</text:p></draw:text-box></draw:frame></text:p>
      <text:list xml:id="list143719504409974" text:continue-numbering="true" text:style-name="Numbering_20_1">
        <text:list-item>
          <text:p text:style-name="P63"><text:soft-page-break/>Použijeme <text:span text:style-name="Strong_20_Emphasis">Úpravy &gt; Vložit jinak &gt; Vložit jinak</text:span> z hlavní nabídky a tím otevřeme dialog Vložit jinak (obrázek <text:sequence-ref text:reference-format="value" text:ref-name="refFigure2">3</text:sequence-ref>).</text:p>
        </text:list-item>
      </text:list>
      <text:p text:style-name="Figure"><draw:frame draw:style-name="fr2" draw:name="Frame14" text:anchor-type="as-char" svg:width="7.86cm" draw:z-index="13"><draw:text-box fo:min-height="12.028cm"><text:p text:style-name="Caption"><draw:frame draw:style-name="fr12" draw:name="graphics14" text:anchor-type="paragraph" svg:width="7.86cm" svg:height="11.539cm" draw:z-index="15"><draw:image xlink:href="Pictures/1000000000000129000001B4A645D9648662FBF0.png" xlink:type="simple" xlink:show="embed" xlink:actuate="onLoad" loext:mime-type="image/png"/></draw:frame>Obrázek <text:sequence text:ref-name="refFigure2" text:name="Figure" text:formula="ooow:Figure+1" style:num-format="1">3</text:sequence>: Dialogové okno Vložit jinak</text:p></draw:text-box></draw:frame></text:p>
      <text:list xml:id="list143719525510729"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7" draw:name="Frame15" text:anchor-type="as-char" svg:y="-3.078cm" svg:width="9.07cm" draw:z-index="17"><draw:text-box fo:min-height="3.094cm"><text:p text:style-name="Caption"><draw:frame draw:style-name="fr12" draw:name="graphics15" text:anchor-type="paragraph" svg:width="9.051cm" svg:height="2.431cm" draw:z-index="19"><draw:image xlink:href="Pictures/10000000000001560000005CC4E35AD87CC813A2.png" xlink:type="simple" xlink:show="embed" xlink:actuate="onLoad" loext:mime-type="image/png"/></draw:frame>Obrázek <text:sequence text:ref-name="refFigure3" text:name="Figure" text:formula="ooow:Figure+1" style:num-format="1">4</text:sequence>: Buňky A1:C3 vynásobené číslem 3</text:p></draw:text-box></draw:frame></text:p>
      <text:list xml:id="list143719037644671" text:continue-numbering="true" text:style-name="Numbering_20_1">
        <text:list-item>
          <text:p text:style-name="P64">Klepneme na tlačítko <text:span text:style-name="Strong_20_Emphasis">Zastavit nahrávání</text:span> a zastavíme nahrávání makra. Calc zobrazí variantu dialogu Makra v Basicu (obrázek <text:sequence-ref text:reference-format="value" text:ref-name="refFigure4">5</text:sequence-ref>).</text:p>
        </text:list-item>
      </text:list>
      <text:list xml:id="list2970109884" text:style-name="Heading_20_Note">
        <text:list-item>
          <text:p text:style-name="P61">Poznámka</text:p>
        </text:list-item>
      </text:list>
      <text:p text:style-name="P53">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Obrázek <text:sequence-ref text:reference-format="value" text:ref-name="refFigure4">5</text:sequence-ref><text:s/>ukazuje kontejner pro knihovny nazvaný <text:span text:style-name="Emphasis">Moje makra</text:span>, kontejner pro knihovny <text:span text:style-name="Emphasis">Makra LibreOffice</text:span>, kontejner pro knihovny v otevřeném souboru <text:span text:style-name="Code">Makra.ods</text:span> a kontejner pro knihovny v nepojmenovaném souboru vytvořeném v kroku <text:bookmark-ref text:reference-format="number-no-superior" text:ref-name="__RefNumPara__1888_1144930561">2</text:bookmark-ref>. Pomocí ikon rozbalení/sbalení vlevo od každého názvu kontejneru knihovny zobrazíme knihovny, moduly a makra v tomto kontejneru.</text:p>
      <text:p text:style-name="Figure"><text:soft-page-break/><draw:frame draw:style-name="fr2" draw:name="Frame16" text:anchor-type="as-char" svg:width="16.852cm" draw:z-index="22"><draw:text-box fo:min-height="12.682cm"><text:p text:style-name="Standard"><draw:frame draw:style-name="fr12" draw:name="Image9" text:anchor-type="paragraph" svg:width="16.891cm" svg:height="12.624cm" draw:z-index="23"><draw:image xlink:href="Pictures/10000201000002EF00000231C8CF04AA32A5CE20.png" xlink:type="simple" xlink:show="embed" xlink:actuate="onLoad" loext: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1">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Makra</text:span><text:span text:style-name="Emphasis"> LibreOffice</text:span></text:p></table:table-cell><table:table-cell table:style-name="Table4.A1" office:value-type="string"><text:p text:style-name="Table_20_Contents"><text:span text:style-name="Strong_20_Emphasis">6</text:span></text:p></table:table-cell><table:table-cell table:style-name="Table4.A1" office:value-type="string"><text:p text:style-name="P21">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1">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1">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1">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1">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43719689773783" text:continue-list="list143719037644671" text:style-name="Numbering_20_1">
        <text:list-item>
          <text:p text:style-name="P69">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70"><text:tab/>Uložené dokumenty zahrnují knihovnu maker pojmenovanou <text:span text:style-name="Emphasis">Standard</text:span>. Tato knihovna se nevytvoří, dokud není dokument uložen nebo pokud není potřeba, takže v tomto bodě v příkladu postup náš nový dokument knihovnu neobsahuje. Můžeme vytvořit novou knihovnu s makrem, které jsme právě vytvořili, ale není to nutné.</text:p>
      <text:list xml:id="list143717728342800"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text:soft-page-break/><draw:frame draw:style-name="fr1" draw:name="Frame4" text:anchor-type="as-char" svg:width="7.895cm" draw:z-index="1"><draw:text-box fo:min-height="3.866cm"><text:p text:style-name="P17"><draw:frame draw:style-name="fr10" draw:name="graphics17" text:anchor-type="paragraph" svg:width="7.879cm" svg:height="3.311cm" draw:z-index="2"><draw:image xlink:href="Pictures/100000000000012A0000007DA578C49F17B52893.png" xlink:type="simple" xlink:show="embed" xlink:actuate="onLoad" loext:mime-type="image/png"/></draw:frame>Obrázek <text:sequence text:ref-name="refFigure5" text:name="Figure" text:formula="ooow:Figure+1" style:num-format="1">6</text:sequence>: Dialogové okno Nový modul</text:p></draw:text-box></draw:frame></text:p>
      <text:list xml:id="list143719662632344" text:continue-list="list2970109884" text:style-name="Heading_20_Note">
        <text:list-item>
          <text:p text:style-name="Heading_20_Note">Poznámka</text:p>
        </text:list-item>
      </text:list>
      <text:p text:style-name="P50">Názvy knihoven, modulů a maker se musí řídit některými přísnými pravidly. Podle pravidel musí jména:</text:p>
      <text:list xml:id="list3274945289" text:style-name="L1">
        <text:list-item>
          <text:p text:style-name="P80">Začínat písmenem.</text:p>
        </text:list-item>
        <text:list-item>
          <text:p text:style-name="P81">Obsahovat malá písmena (a..z), velká písmena (A..Z), číslice (0,.9) a znaky podtržítka (_).</text:p>
        </text:list-item>
        <text:list-item>
          <text:p text:style-name="P79">Nesmí obsahovat žádné další mezery, interpunkční symboly ani speciální znaky (včetně znamének).</text:p>
        </text:list-item>
      </text:list>
      <text:list xml:id="list143717672051197" text:continue-list="list143717728342800" text:style-name="Numbering_20_1">
        <text:list-item>
          <text:p text:style-name="P65">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65">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2" draw:name="Frame17" text:anchor-type="as-char" svg:width="11.721cm" draw:z-index="25"><draw:text-box fo:min-height="11.546cm"><text:p text:style-name="Caption"><draw:frame draw:style-name="fr12" draw:name="Image10" text:anchor-type="paragraph" svg:width="11.074cm" svg:height="10.947cm" draw:z-index="27"><draw:image xlink:href="Pictures/100000000000020B00000205C65A52DDB7F87815.png" xlink:type="simple" xlink:show="embed" xlink:actuate="onLoad" loext: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38"/>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42">Můžeme napsat makro a pak jej zavolat, jako bychom volali funkci programu Calc. K vytvoření jednoduchého makra funkce postupujeme dle následujících kroků:</text:p>
      <text:list xml:id="list143718729367221" text:continue-list="list143717672051197" text:style-name="Numbering_20_1">
        <text:list-item text:start-value="1">
          <text:p text:style-name="Numbering_20_1">Vytvoříme nový sešit a uložíme jej pod jménem <text:span text:style-name="Code">CalcTestMacros.ods</text:span> a necháme jej otevřený v programu Calc.</text:p>
        </text:list-item>
        <text:list-item>
          <text:p text:style-name="P72">Použijeme <text:span text:style-name="Strong_20_Emphasis">Nástroje &gt; Makra &gt; Správce maker &gt; Basic</text:span> z hlavní nabídky a otevřeme dialog Makra v Basicu (obrázek <text:sequence-ref text:reference-format="value" text:ref-name="refFigure7">8</text:sequence-ref>). Uvědomme si, že rozvržení dialogového okna Makra v Basicu se za těchto okolností liší od verze, kterou program Calc zobrazí, když uživatel klepne na tlačítko <text:span text:style-name="Strong_20_Emphasis">Zastavit nahrávání</text:span> v dialogu Zaznamenat makra (viz obrázek <text:sequence-ref text:reference-format="value" text:ref-name="refFigure4">5</text:sequence-ref>).</text:p>
        </text:list-item>
      </text:list>
      <text:p text:style-name="P71"><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43718743244979" text:continue-numbering="true" text:style-name="Numbering_20_1">
        <text:list-item>
          <text:p text:style-name="P73">Klepnutím na <text:span text:style-name="Strong_20_Emphasis">Organizátor</text:span> otevřete dialogové okno Organizátor maker Basicu (obrázek <text:sequence-ref text:reference-format="value" text:ref-name="refFigure8">9</text:sequence-ref>).</text:p>
        </text:list-item>
      </text:list>
      <text:p text:style-name="Figure"><text:soft-page-break/><draw:frame draw:style-name="fr6" draw:name="Frame9" text:anchor-type="as-char" svg:y="-10.647cm" svg:width="12.18cm" draw:z-index="29"><draw:text-box fo:min-height="12.841cm"><text:p text:style-name="Caption"><draw:frame draw:style-name="fr12" draw:name="graphics6" text:anchor-type="paragraph" svg:width="12.294cm" svg:height="12.395cm" draw:z-index="31"><draw:image xlink:href="Pictures/1000000000000204000002095A70EB741B0CDD50.png" xlink:type="simple" xlink:show="embed" xlink:actuate="onLoad" loext:mime-type="image/png"/></draw:frame>Obrázek <text:sequence text:ref-name="refFigure7" text:name="Figure" text:formula="ooow:Figure+1" style:num-format="1">8</text:sequence>: Dialogové okno Makra v Basicu</text:p></draw:text-box></draw:frame></text:p>
      <text:p text:style-name="Figure"><draw:frame draw:style-name="fr3" draw:name="Frame10" text:anchor-type="as-char" svg:width="8.941cm" draw:z-index="32"><draw:text-box fo:min-height="10.809cm"><text:p text:style-name="Caption"><draw:frame draw:style-name="fr12" draw:name="graphics7" text:anchor-type="paragraph" svg:width="9.042cm" svg:height="10.363cm" draw:z-index="45"><draw:image xlink:href="Pictures/100000000000017C000001B32BEBF4DBE390E5A9.png" xlink:type="simple" xlink:show="embed" xlink:actuate="onLoad" loext:mime-type="image/png"/></draw:frame>Obrázek <text:sequence text:ref-name="refFigure8" text:name="Figure" text:formula="ooow:Figure+1" style:num-format="1">9</text:sequence>: Dialogové okno Organizátor maker Basicu</text:p></draw:text-box></draw:frame></text:p>
      <text:p text:style-name="P71"><text:soft-page-break/><text:tab/>Klepneme na kartu <text:span text:style-name="Emphasis">Knihovny</text:span> a v sekci <text:span text:style-name="Emphasis">Umístění:</text:span> vybereme položku s názvem aktuálního dokumentu. Oblast <text:span text:style-name="Emphasis">Knihovna:</text:span> se aktualizuje a zobrazí název prázdné knihovny <text:span text:style-name="Emphasis">Standard</text:span>.</text:p>
      <text:list xml:id="list143719159644996" text:continue-numbering="true" text:style-name="Numbering_20_1">
        <text:list-item>
          <text:p text:style-name="Numbering_20_1">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3" draw:name="Frame11" text:anchor-type="as-char" svg:width="7.952cm" draw:z-index="4"><draw:text-box fo:min-height="4.062cm"><text:p text:style-name="Caption"><draw:frame draw:style-name="fr12" draw:name="graphics8" text:anchor-type="paragraph" svg:width="7.909cm" svg:height="3.36cm" draw:z-index="6"><draw:image xlink:href="Pictures/100000000000012B0000007FE6D5DA184A5522D4.png" xlink:type="simple" xlink:show="embed" xlink:actuate="onLoad" loext:mime-type="image/png"/></draw:frame>Obrázek <text:sequence text:ref-name="refFigure9" text:name="Figure" text:formula="ooow:Figure+1" style:num-format="1">10</text:sequence>: Dialogové okno Nová knihovna</text:p></draw:text-box></draw:frame></text:p>
      <text:list xml:id="list143718934313922"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Oblast <text:span text:style-name="Emphasis">Knihovna:</text:span> v dialogovém okně Organizátor maker Basicu se aktualizuje a nyní obsahuje název nově vytvořené knihovn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2" draw:name="graphics9" text:anchor-type="paragraph" svg:width="8.966cm" svg:height="10.287cm" draw:z-index="8"><draw:image xlink:href="Pictures/1000000000000178000001B0CB998813E5FC83E2.png" xlink:type="simple" xlink:show="embed" xlink:actuate="onLoad" loext:mime-type="image/png"/></draw:frame>Obrázek <text:sequence text:ref-name="refFigure10" text:name="Figure" text:formula="ooow:Figure+1" style:num-format="1">11</text:sequence>: Nová knihovna se zobrazí v oblasti Knihovna:</text:p></draw:text-box></draw:frame></text:p>
      <text:p text:style-name="Standard"><text:alphabetical-index-mark text:string-value="Integrované vývojové prostředí (IDE) pro programování maker v Basicu"/>Vybereme položku <text:span text:style-name="Emphasis">AuthorsCalcMacros</text:span> v oblasti <text:span text:style-name="Emphasis">Knihovna:</text:span> a pro úpravu knihovny klepneme na <text:span text:style-name="Strong_20_Emphasis">Upravit</text:span>.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p text:style-name="Figure"><text:soft-page-break/><draw:frame draw:style-name="fr3" draw:name="Frame13" text:anchor-type="as-char" svg:width="17.02cm" draw:z-index="11"><draw:text-box fo:min-height="12.257cm"><text:p text:style-name="Caption"><draw:frame draw:style-name="fr12" draw:name="Image11" text:anchor-type="paragraph" svg:width="17.02cm" svg:height="11.642cm" draw:z-index="46"><draw:image xlink:href="Pictures/100002010000038600000269C80E57E917353DE5.png" xlink:type="simple" xlink:show="embed" xlink:actuate="onLoad" loext:mime-type="image/png"/></draw:frame>Obrázek <text:sequence text:ref-name="refFigure11" text:name="Figure" text:formula="ooow:Figure+1" style:num-format="1">12</text:sequence>: Integrované vývojové prostředí LibreOffice Basic</text:p></draw:text-box></draw:frame></text:p>
      <text:p text:style-name="P43">Obrázek <text:sequence-ref text:reference-format="value" text:ref-name="refFigure11">12</text:sequence-ref><text:s/> zobrazuje výchozí konfiguraci pro IDE LibreOffice Basic. To zahrnuje:</text:p>
      <text:list xml:id="list592693897" text:style-name="L2">
        <text:list-item>
          <text:p text:style-name="P82">Hlavní nabídku.</text:p>
        </text:list-item>
        <text:list-item>
          <text:p text:style-name="P82">Dvě nástrojové lišty (Makro a Standardní). Nástrojová lišta Makro poskytuje různé ikony pro úpravy a testování programů.</text:p>
        </text:list-item>
        <text:list-item>
          <text:p text:style-name="P82">Katalog objektů, který umožňuje výběr požadovaného kontejneru knihovny, knihovny, modulu a makra.</text:p>
        </text:list-item>
        <text:list-item>
          <text:p text:style-name="P82">Okno editoru, ve kterém můžeme upravovat programový kód LibreOffice Basic. Sloupec na levé straně slouží k nastavení bodů přerušení v programovém kódu.</text:p>
        </text:list-item>
        <text:list-item>
          <text:p text:style-name="P82">Okno sledování (umístěné vlevo, pod oknem Katalog objektů a editor) zobrazuje obsah proměnných nebo polí během procesu jednoho kroku.</text:p>
        </text:list-item>
        <text:list-item>
          <text:p text:style-name="P82">Okno zásobníku volání (umístěné vpravo pod oknem Katalog objektů a editor) poskytuje informace o zásobníku procedur a funkcí při běhu programu.</text:p>
        </text:list-item>
        <text:list-item>
          <text:p text:style-name="P82">Ovládací oblast karty.</text:p>
        </text:list-item>
        <text:list-item>
          <text:p text:style-name="P82">Stavový řádek.</text:p>
        </text:list-item>
      </text:list>
      <text:p text:style-name="P43">LibreOffice Basic IDE poskytuje výkonné prostředí pro vývoj a ladění maker LibreOffice Basic. Podrobnější popis prostředí je nad rámec tohoto dokumentu.</text:p>
      <text:list xml:id="list143717879052674" text:continue-list="list143718934313922" text:style-name="Numbering_20_1">
        <text:list-item>
          <text:p text:style-name="P74">V okně editoru upravíme kód tak, aby byl stejný jako ve výpisu <text:sequence-ref text:reference-format="value" text:ref-name="refListing1">2</text:sequence-ref>. Důležitým doplňkem je vytvoření funkce NumberFive, která vrací hodnotu 5.</text:p>
        </text:list-item>
      </text:list>
      <text:list xml:id="list3279912246" text:style-name="Heading_20_Tip">
        <text:list-item>
          <text:p text:style-name="P62"><text:soft-page-break/>Tip</text:p>
        </text:list-item>
      </text:list>
      <text:p text:style-name="P3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26">Výpis <text:sequence text:ref-name="refListing1" text:name="Listing" text:formula="ooow:Listing + 1" style:num-format="1">2</text:sequence>: <text:alphabetical-index-mark text:string-value="psaní vlastních funkcí" text:key1="příklady maker"/>Funkce, která vrací hodnotu 5</text:p>
      <text:p text:style-name="P28"/>
      <text:p text:style-name="P44">REM <text:s/>***** <text:s/>BASIC <text:s/>*****<text:line-break/>Option Explicit<text:line-break/><text:line-break/>Sub Main<text:line-break/><text:line-break/>End Sub<text:line-break/><text:line-break/>Function NumberFive()<text:line-break/> <text:s/>NumberFive = 5<text:line-break/>End Function</text:p>
      <text:list xml:id="list143718915365067" text:continue-list="list143717879052674" text:style-name="Numbering_20_1">
        <text:list-item>
          <text:p text:style-name="P74">Použijte tlačítko <text:span text:style-name="Strong_20_Emphasis">Uložit</text:span> na nástrojové liště Standardní v LibreOffice Basic IDE a uložíme modifikovaný Modul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3"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loext:mime-type="image/png"/></draw:frame>Obrázek <text:sequence text:ref-name="refFigure12" text:name="Figure" text:formula="ooow:Figure+1" style:num-format="1">13</text:sequence>: Použití makra NumberFive jako funkce programu Calc</text:p></draw:text-box></draw:frame></text:p>
      <text:list xml:id="list143718137084520" text:continue-list="list3279912246"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V závislosti na našich nastaveních v dialogu Zabezpečení maker, ke kterému se dostaneme z hlavní nabídky <text:span text:style-name="Strong_20_Emphasis">Nástroje &gt; Možnosti &gt; LibreOffice &gt; Zabezpečení &gt; Zabezpečení maker</text:span> může program Calc zobrazit jedno z varování zobrazených na obrázcích <text:sequence-ref text:reference-format="value" text:ref-name="refFigure13">14</text:sequence-ref><text:s/> a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3" draw:name="Frame2" text:anchor-type="as-char" svg:width="13.125cm" draw:z-index="16"><draw:text-box fo:min-height="5.419cm"><text:p text:style-name="Caption"><draw:frame draw:style-name="fr12" draw:name="graphics2" text:anchor-type="paragraph" svg:width="13.1cm" svg:height="4.791cm" draw:z-index="18"><draw:image xlink:href="Pictures/10000000000001EF000000B5E796B2927BAECC82.png" xlink:type="simple" xlink:show="embed" xlink:actuate="onLoad" loext:mime-type="image/png"/></draw:frame>Obrázek <text:sequence text:ref-name="refFigure13" text:name="Figure" text:formula="ooow:Figure+1" style:num-format="1">14</text:sequence>: Upozornění, že dokument obsahuje makra</text:p></draw:text-box></draw:frame></text:p>
      <text:p text:style-name="Figure"><draw:frame draw:style-name="fr4" draw:name="Frame18" text:anchor-type="as-char" svg:width="12.569cm" draw:z-index="20"><draw:text-box fo:min-height="5.838cm"><text:p text:style-name="Caption"><draw:frame draw:style-name="fr12" draw:name="graphics16" text:anchor-type="paragraph" svg:width="12.569cm" svg:height="5.211cm" draw:z-index="21"><draw:image xlink:href="Pictures/10000000000001DB000000C50DA5A65A740722ED.png" xlink:type="simple" xlink:show="embed" xlink:actuate="onLoad" loext: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Když znovu otevřeme sešit <text:span text:style-name="Code">CalcTestMacros.ods</text:span>, program Calc neobsahuje funkci pojmenovanou <text:span text:style-name="Emphasis">NumberFive()</text:span>, proto zkontroluje všechny viditelné a načtené makro knihovny a hledá funkci. Program zkontroluje, zda načtené knihovny v <text:span text:style-name="Emphasis">Makra LibreOffice</text:span>, <text:span text:style-name="Emphasis">Moje makra</text:span> a dokumenty neobsahují pojmenovanou funkci. V naší počáteční implementaci je funkce <text:span text:style-name="Emphasis">NumberFive()</text:span> uložena v knihovně <text:span text:style-name="Emphasis">AuthorsCalcMacros</text:span>, která se při otevření dokumentu automaticky nenačte. Z tohoto důvodu nebyla funkce <text:span text:style-name="Emphasis">NumberFive()</text:span> nalezena a v buňce, kde je volána, se objeví chybový stav (obrázek <text:sequence-ref text:reference-format="value" text:ref-name="refFigure15">16</text:sequence-ref>).</text:p>
      <text:p text:style-name="P45"><draw:frame draw:style-name="fr3"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loext:mime-type="image/png"/></draw:frame>Obrázek <text:sequence text:ref-name="refFigure15" text:name="Figure" text:formula="ooow:Figure+1" style:num-format="1">16</text:sequence>: Makro funkce není k dispozici</text:p></draw:text-box></draw:frame></text:p>
      <text:p text:style-name="P6">Pro otevření dialogového okna Makra v Basicu použijeme <text:span text:style-name="Strong_20_Emphasis">Nástroje &gt; Makra &gt; Uspořádat makra &gt; Basic</text:span> v hlavní nabídce (obrázek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1" draw:name="Frame5" text:anchor-type="as-char" svg:width="12.273cm" svg:height="7.128cm" draw:z-index="49"><draw:text-box><text:p text:style-name="Caption"><draw:frame draw:style-name="fr13" draw:name="Image2" text:anchor-type="paragraph" svg:width="12.268cm" svg:height="6.579cm" draw:z-index="50"><draw:image xlink:href="Pictures/1000000000000203000001149678DE8579090309.png" xlink:type="simple" xlink:show="embed" xlink:actuate="onLoad" loext: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43718804277339" text:continue-list="list143718915365067" text:style-name="Numbering_20_1">
        <text:list-item text:start-value="1">
          <text:p text:style-name="P66">Pro otevření dialogového okna Makra v Basicu použijeme <text:span text:style-name="Strong_20_Emphasis">Nástroje &gt; Makra &gt; Uspořádat makra &gt; Basic</text:span> v hlavní nabídce. Vybereme makro <text:span text:style-name="Emphasis">NumberFive</text:span> a klepneme na <text:span text:style-name="Strong_20_Emphasis">Upravit</text:span> pro otevření makra pro úpravy (obrázek <text:sequence-ref text:reference-format="value" text:ref-name="refFigure17">18</text:sequence-ref> ).</text:p>
        </text:list-item>
      </text:list>
      <text:p text:style-name="Figure"><draw:frame draw:style-name="fr3" draw:name="Frame6" text:anchor-type="as-char" svg:width="12.226cm" draw:z-index="24"><draw:text-box fo:min-height="7.112cm"><text:p text:style-name="Caption"><draw:frame draw:style-name="fr12" draw:name="graphics18" text:anchor-type="paragraph" svg:width="12.243cm" svg:height="6.579cm" draw:z-index="26"><draw:image xlink:href="Pictures/100000000000020200000114E2D70606E217607A.png" xlink:type="simple" xlink:show="embed" xlink:actuate="onLoad" loext:mime-type="image/png"/></draw:frame>Obrázek <text:sequence text:ref-name="refFigure17" text:name="Figure" text:formula="ooow:Figure+1" style:num-format="1">18</text:sequence>: Vybereme makro a klepneme na Upravit</text:p></draw:text-box></draw:frame></text:p>
      <text:list xml:id="list143719070694706" text:continue-numbering="true" text:style-name="Numbering_20_1">
        <text:list-item>
          <text:p text:style-name="P67">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2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26"/>
      <text:p text:style-name="P25">Function NumberFive_Implementation ()<text:line-break/> <text:s/>NumberFive_Implementation = 5<text:line-break/>End Function</text:p>
      <text:list xml:id="list143718087490731"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2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29"/>
      <text:p text:style-name="P44">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43717790753714" text:continue-numbering="true" text:style-name="Numbering_20_1">
        <text:list-item>
          <text:p text:style-name="P66">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3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Makro ve <text:sequence-ref text:reference-format="category-and-value" text:ref-name="refListing4">výpisu 5</text:sequence-ref><text:s/> demonstruje některé důležité techniky:</text:p>
      <text:list xml:id="list143719583325691" text:continue-list="list143717790753714"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43718384191858" text:continue-list="list143718137084520" text:style-name="Heading_20_Tip">
        <text:list-item>
          <text:p text:style-name="Heading_20_Tip">Tip</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3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text:p>
      <text:h text:style-name="P58" text:outline-level="2"><text:bookmark-start text:name="__RefHeading___Toc2625_2363148458"/><text:alphabetical-index-mark text:string-value="mazání" text:key1="makra"/>Odstranění maker LibreOffice Basic<text:bookmark-end text:name="__RefHeading___Toc2625_2363148458"/></text:h>
      <text:p text:style-name="P40">Chceme-li odstranit nežádoucí makro, použijeme následující kroky:</text:p>
      <text:list xml:id="list143719740143643" text:continue-list="list143719583325691" text:style-name="Numbering_20_1">
        <text:list-item text:start-value="1">
          <text:p text:style-name="P68">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68">Vybereme makro, které chceme odstranit, a klepneme na tlačítko <text:span text:style-name="Strong_20_Emphasis">Smazat</text:span>.</text:p>
        </text:list-item>
        <text:list-item>
          <text:p text:style-name="P75">Program Calc zobrazí potvrzovací dialog. Pro pokračování klepneme na <text:span text:style-name="Strong_20_Emphasis">Ano</text:span>.</text:p>
        </text:list-item>
        <text:list-item>
          <text:p text:style-name="P68">Pro odstranění dialogu Makra v Basicu z obrazovky klepneme na tlačítko <text:span text:style-name="Strong_20_Emphasis">Zavřít</text:span>.</text:p>
        </text:list-item>
      </text:list>
      <text:p text:style-name="P41">Nežádoucí modul odstraníme následujícím postupem:</text:p>
      <text:list xml:id="list143718776144118" text:continue-list="list143719740143643" text:style-name="Numbering_20_1">
        <text:list-item text:start-value="1">
          <text:p text:style-name="P76">Použijeme <text:span text:style-name="Strong_20_Emphasis">Nástroje &gt; Makra &gt; Správce maker &gt; Basic</text:span> v hlavní nabídce a otevřeme dialogové okno Makra v Basicu (viz obrázek <text:sequence-ref text:reference-format="value" text:ref-name="refFigure17">18 </text:sequence-ref><text:s/> na stránce <text:sequence-ref text:reference-format="page" text:ref-name="refFigure17">14</text:sequence-ref>).</text:p>
        </text:list-item>
        <text:list-item>
          <text:p text:style-name="P77"><text:soft-page-break/>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77">Ujistíme se, že je vybrána karta <text:span text:style-name="Emphasis">Moduly</text:span>.</text:p>
        </text:list-item>
      </text:list>
      <text:p text:style-name="Figure"><draw:frame draw:style-name="fr1" draw:name="Frame26" text:anchor-type="as-char" svg:width="9.924cm" draw:z-index="51"><draw:text-box fo:min-height="11.405cm"><text:p text:style-name="Caption"><draw:frame draw:style-name="fr9" draw:name="Image12" text:anchor-type="paragraph" svg:width="9.924cm" style:rel-width="100%" svg:height="11.405cm" style:rel-height="scale" draw:z-index="52"><draw:image xlink:href="Pictures/1000000000000177000001AF6F83239BFB0FD69E.png" xlink:type="simple" xlink:show="embed" xlink:actuate="onLoad" loext:mime-type="image/png"/></draw:frame><text:line-break/>Obrázek <text:sequence text:ref-name="refFigure18" text:name="Figure" text:formula="ooow:Figure+1" style:num-format="1">19</text:sequence>: Organizátor maker LibreOffice Basic, karta Moduly</text:p></draw:text-box></draw:frame></text:p>
      <text:list xml:id="list143719793814930"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u Organizátor maker LibreOffice Basic klepneme na tlačítko <text:span text:style-name="Strong_20_Emphasis">Zavřít</text:span>.</text:p>
        </text:list-item>
        <text:list-item>
          <text:p text:style-name="P78">Pro zavření dialogu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31">Function SumCellsAllSheets()<text:line-break/> <text:s/>Dim TheSum As Double<text:line-break/> <text:s/>Dim i As integer<text:line-break/> <text:s/>Dim oSheets<text:line-break/> <text:s/>Dim oSheet<text:line-break/> <text:s/>Dim oCell<text:line-break/><text:line-break/><text:soft-pag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43718277581756" text:continue-list="list143718384191858" text:style-name="Heading_20_Tip">
        <text:list-item>
          <text:p text:style-name="Heading_20_Tip">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Pomocí oSheet.getCellRangeByName("A2") vrátíme rozsah buněk podle názvu. Pokud je odkazováno na jednu buňku, je vrácen objekt buňky. Pokud je uveden rozsah buněk, je vrácen celý rozsah buněk (viz výpis <text:sequence-ref text:reference-format="value" text:ref-name="refListing7">8</text:sequence-ref>). Všimněme si, že oblast buněk vrací data jako pole polí, což je těžkopádnější než to, že se s nimi zachází jako s poli se dvěma dimenzemi, jak se to dělá ve výpisu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3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41">a čísla<text:line-break/> <text:s text:c="3"/>REM, ale v této funkci se nepoužívá.<text:line-break/></text:span><text:line-break/> <text:s text:c="3"/>REM Metoda getData() vrací pouze čísla <text:span text:style-name="T41">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43719188574094" text:continue-numbering="true" text:style-name="Heading_20_Tip">
        <text:list-item>
          <text:p text:style-name="Heading_20_Tip"><text:soft-page-break/>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2" draw:name="Frame19" text:anchor-type="as-char" svg:width="9.343cm" draw:z-index="28"><draw:text-box fo:min-height="4.279cm"><text:p text:style-name="Caption"><draw:frame draw:style-name="fr11" draw:name="graphics22" text:anchor-type="paragraph" svg:x="0cm" svg:y="0cm" svg:width="8.825cm" svg:height="3.355cm" draw:z-index="30"><draw:image xlink:href="Pictures/100000000000024D000000E62D96EC244D0C0500.png" xlink:type="simple" xlink:show="embed" xlink:actuate="onLoad" loext: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38"/>
      <text:p text:style-name="P3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Když vybereme spuštění makra pomocí <text:span text:style-name="Strong_20_Emphasis">Nástroje &gt; Makra &gt; Spustit makro</text:span> v hlavní nabídce, program Calc zobrazí dialogové okno Výběr makra. Toto dialogové okno umožňuje výběr a spuštění jakéhokoliv dostupného makra, napsaného v kterémkoliv z dostupných jazyků (obrázek <text:sequence-ref text:reference-format="value" text:ref-name="refFigure20">21</text:sequence-ref>).</text:p>
      <text:p text:style-name="P16">Když se rozhodneme upravit makro pomocí <text:span text:style-name="Strong_20_Emphasis">Nástroje &gt; Makra &gt; Upravit makra</text:span> z hlavní nabídky, zobrazí program Calc IDE LibreOffice Basic.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46"><text:soft-page-break/><draw:frame draw:style-name="fr1" draw:name="Frame20" text:anchor-type="as-char" svg:width="17cm" draw:z-index="33"><draw:text-box fo:min-height="13.219cm"><text:p text:style-name="Caption"><draw:frame draw:style-name="fr9" draw:name="Image3" text:anchor-type="paragraph" svg:width="17cm" style:rel-width="100%" svg:height="13.219cm" style:rel-height="scale" draw:z-index="34"><draw:image xlink:href="Pictures/10000000000002CB0000022C03F21C117EBF86F6.png" xlink:type="simple" xlink:show="embed" xlink:actuate="onLoad" loext: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Vybereme-li <text:span text:style-name="Strong_20_Emphasis">Nástroje &gt; Makra &gt; Správce maker &gt; BeanShell</text:span> z hlavní nabídky, program Calc zobrazí dialogové okno Makra BeanShell (obrázek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1" draw:name="Frame21" text:anchor-type="as-char" svg:width="10.01cm" draw:z-index="35"><draw:text-box fo:min-height="9.543cm"><text:p text:style-name="Caption"><draw:frame draw:style-name="fr10" draw:name="Image4" text:anchor-type="paragraph" svg:width="10.058cm" svg:height="8.966cm" draw:z-index="36"><draw:image xlink:href="Pictures/10000000000001A60000017870449F1A80B5AC33.png" xlink:type="simple" xlink:show="embed" xlink:actuate="onLoad" loext:mime-type="image/png"/></draw:frame>Obrázek <text:sequence text:ref-name="refFigure21" text:name="Figure" text:formula="ooow:Figure+1" style:num-format="1">22</text:sequence>: Dialogové okno Makra BeanShell</text:p></draw:text-box></draw:frame></text:p>
      <text:p text:style-name="Figure"><draw:frame draw:style-name="fr1" draw:name="Frame22" text:anchor-type="as-char" svg:width="17cm" draw:z-index="37"><draw:text-box fo:min-height="11.682cm"><text:p text:style-name="Caption"><draw:frame draw:style-name="fr9" draw:name="Image5" text:anchor-type="paragraph" svg:width="17cm" style:rel-width="100%" svg:height="11.682cm" style:rel-height="scale" draw:z-index="38"><draw:image xlink:href="Pictures/10000000000002B9000001DFBA0C039E11A7CF53.png" xlink:type="simple" xlink:show="embed" xlink:actuate="onLoad" loext: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38"/>
      <text:p text:style-name="P35">import com.sun.star.uno.UnoRuntime;<text:line-break/>import com.sun.star.sheet.XSpreadsheetView;<text:line-break/>import com.sun.star.text.XText;</text:p>
      <text:p text:style-name="P3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Vybereme-li <text:span text:style-name="Strong_20_Emphasis">Nástroje &gt; Makra &gt; Správce maker &gt; JavaScript</text:span>, program Calc zobrazí dialogové okno Makra JavaScript (obrázek <text:sequence-ref text:reference-format="value" text:ref-name="refFigure23">24</text:sequence-ref>).</text:p>
      <text:p text:style-name="Figure"><draw:frame draw:style-name="fr1" draw:name="Frame23" text:anchor-type="as-char" svg:width="11.141cm" draw:z-index="39"><draw:text-box fo:min-height="9.948cm"><text:p text:style-name="Caption"><draw:frame draw:style-name="fr9" draw:name="Image6" text:anchor-type="paragraph" svg:width="11.141cm" style:rel-width="100%" svg:height="9.948cm" style:rel-height="scale" draw:z-index="40"><draw:image xlink:href="Pictures/10000000000001A50000017889A867E364F76244.png" xlink:type="simple" xlink:show="embed" xlink:actuate="onLoad" loext: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1" draw:name="Frame24" text:anchor-type="as-char" svg:width="17cm" draw:z-index="41"><draw:text-box fo:min-height="17.424cm"><text:p text:style-name="Caption"><draw:frame draw:style-name="fr8" draw:name="Image7" text:anchor-type="paragraph" svg:width="17cm" style:rel-width="100%" svg:height="16.842cm" style:rel-height="scale" draw:z-index="42"><draw:image xlink:href="Pictures/100000000000028600000280688E7876C9737970.png" xlink:type="simple" xlink:show="embed" xlink:actuate="onLoad" loext: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51"/>
      <text:p text:style-name="P52">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soft-page-break/><text:lin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Vybereme-li <text:span text:style-name="Strong_20_Emphasis">Nástroje &gt; Makra &gt; Správce maker &gt; Python</text:span> z hlavní nabídky, program Calc zobrazí dialogové okno Makra Python (obrázek <text:sequence-ref text:reference-format="value" text:ref-name="refFigure25">26</text:sequence-ref>).</text:p>
      <text:p text:style-name="Figure"><draw:frame draw:style-name="fr1" draw:name="Frame25" text:anchor-type="as-char" svg:width="11.141cm" draw:z-index="43"><draw:text-box fo:min-height="9.871cm"><text:p text:style-name="Caption"><draw:frame draw:style-name="fr8" draw:name="Image8" text:anchor-type="paragraph" svg:width="11.141cm" style:rel-width="100%" svg:height="9.871cm" style:rel-height="scale" draw:z-index="44"><draw:image xlink:href="Pictures/10000000000001A500000175238CBE95352FF2EC.png" xlink:type="simple" xlink:show="embed" xlink:actuate="onLoad" loext: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Více informací nalezneme v systému LibreOffice nápovědy a v sekci <text:span text:style-name="Emphasis">Designing &amp; Developing Python Applications</text:span> na wiki The Document Foundation <text:a xlink:type="simple" xlink:href="https://wiki.documentfoundation.org/Macros/Python_Design_Guide" text:style-name="Internet_20_link" text:visited-style-name="Visited_20_Internet_20_Link">https://wiki.documentfoundation.org/Macros/Python_Design_Guide</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39"/>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Heading_20_1" text:outline-level="1"><text:bookmark-start text:name="__RefHeading__4329_1029468959"/>Závěr<text:bookmark-end text:name="__RefHeading__4329_1029468959"/></text:h>
      <text:p text:style-name="Text_20_body">Tato kapitola poskytuje přehled o vytváření knihoven a modulů pomocí záznamníku maker, o používání maker jako funkcí Calc a psaní vlastních maker bez záznamníku maker. Každé téma si zaslouží alespoň jednu kapitolu a psaní vlastních maker pro Calc může snadno zaplnit celou knihu. Jinými slovy, toto je jen začátek toho, co se můžeme naučit.</text:p>
      <text:p text:style-name="Text_20_body">Další podrobnosti o možnostech maker v programu Calc lze získat ze systému nápovědy, na wiki stránkách The Document Foundation (například <text:a xlink:type="simple" xlink:href="https://wiki.documentfoundation.org/Macros" text:style-name="Internet_20_link" text:visited-style-name="Visited_20_Internet_20_Link">https://wiki.documentfoundation.org/Macros</text:a>) a na dalších internetových zdrojích (například stránka otázek a odpovědí <text:a xlink:type="simple" xlink:href="http://ask.libreoffice.org/" text:style-name="Internet_20_link" text:visited-style-name="Visited_20_Internet_20_Link">http://ask.libreoffice.org/cs/</text:a>).</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DejaVu Serif1" svg:font-family="'DejaVu Serif'" style:font-adornments="Book" style:font-family-generic="roman" style:font-pitch="variable"/>
    <style:font-face style:name="DejaVu Serif"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loext: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loext: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loext:contextual-spacing="false" fo:padding="0cm" fo:border="none" style:shadow="none"/>
      <style:text-properties fo:color="#18a303"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4"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4"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DejaVu Serif" fo:font-family="'DejaVu Serif'" style:font-style-name="Italic" style:font-family-generic="roman" style:font-pitch="variable" fo:font-style="italic" fo:font-weight="normal" style:font-weight-asian="bold" style:font-weight-complex="bold"/>
    </style:style>
    <style:style style:name="Footnote_20_anchor" style:display-name="Footnote anchor" style:family="text">
      <style:text-properties style:text-position="super 80%" style:font-name="DejaVu Serif1" fo:font-family="'DejaVu Serif'" style:font-style-name="Book" style:font-family-generic="roman" style:font-pitch="variable"/>
    </style:style>
    <style:style style:name="Footnote_20_Symbol" style:display-name="Footnote Symbol" style:family="text">
      <style:text-properties style:font-name="DejaVu Serif1" fo:font-family="'DejaVu Serif'" style:font-style-name="Book" style:font-family-generic="roman"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a4417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akra Python</text:chapter> | <text:page-number text:select-page="current">25</text:page-number></text:p>
      </style:footer>
      <style:footer-left>
        <text:p text:style-name="Footer"><text:page-number text:select-page="current">26</text:page-number><text:s/>| <text:chapter text:display="name" text:outline-level="2">Závěr</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26T13:11:09.093000000</meta:creation-date>
    <meta:editing-duration>P0D</meta:editing-duration>
    <meta:editing-cycles>1</meta:editing-cycles>
    <meta:generator>LibreOffice/6.4.1.2$Linux_X86_64 LibreOffice_project/4d224e95b98b138af42a64d84056446d09082932</meta:generator>
    <dc:title>Kapitola 12 Makra v programu Calc</dc:title>
    <meta:print-date>2019-10-16T10:52:36.322000000</meta:print-date>
    <meta:document-statistic meta:table-count="4" meta:image-count="27" meta:object-count="0" meta:page-count="26" meta:paragraph-count="316" meta:word-count="5203" meta:character-count="33103" meta:non-whitespace-character-count="27806"/>
    <meta:user-defined meta:name="Guide Name">Calc Guide</meta:user-defined>
    <meta:user-defined meta:name="LibreOffive Version" meta:value-type="float">6.4</meta:user-defined>
    <meta:template xlink:type="simple" xlink:actuate="onRequest" xlink:title="LibreOffice_6.x_Template" xlink:href="../../../../../../../Downloads/CG6212-CalcMacros_SF_25Oct2019%20-%20Copy%20(4).ott" meta:date="2019-09-26T13:11:03.058000000"/>
  </office:meta>
</office:document-meta>
</file>